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Table1" style:family="table">
      <style:table-properties style:width="4.3333in" fo:margin-left="0.5833in" table:align="left" style:writing-mode="lr-tb"/>
    </style:style>
    <style:style style:name="Table1.A" style:family="table-column">
      <style:table-column-properties style:column-width="2.1667in"/>
    </style:style>
    <style:style style:name="Table1.1" style:family="table-row">
      <style:table-row-properties style:keep-together="false"/>
    </style:style>
    <style:style style:name="Table1.A1" style:family="table-cell">
      <style:table-cell-properties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fo:padding-left="0.075in" fo:padding-right="0.075in" fo:padding-top="0in" fo:padding-bottom="0in" fo:border="0.0007in solid #000000"/>
    </style:style>
    <style:style style:name="Table1.A2" style:family="table-cell">
      <style:table-cell-properties fo:padding-left="0.075in" fo:padding-right="0.075in" fo:padding-top="0in" fo:padding-bottom="0in" fo:border-left="0.0007in solid #000000" fo:border-right="none" fo:border-top="none" fo:border-bottom="0.0007in solid #000000"/>
    </style:style>
    <style:style style:name="Table1.B2" style:family="table-cell">
      <style:table-cell-properties fo:padding-left="0.075in" fo:padding-right="0.075in" fo:padding-top="0in" fo:padding-bottom="0in" fo:border-left="0.0007in solid #000000" fo:border-right="0.0007in solid #000000" fo:border-top="none" fo:border-bottom="0.0007in solid #000000"/>
    </style:style>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heading_20_4" style:list-style-name="RTF_5f_Num_20_4">
      <style:paragraph-properties fo:margin-left="0in" fo:margin-right="0in" fo:text-indent="0in" style:auto-text-indent="false">
        <style:tab-stops/>
      </style:paragraph-properties>
    </style:style>
    <style:style style:name="P9" style:family="paragraph" style:parent-style-name="ParaContd">
      <style:paragraph-properties fo:margin-top="0.0835in" fo:margin-bottom="0.0835in"/>
    </style:style>
    <style:style style:name="P10" style:family="paragraph" style:parent-style-name="Paragraph">
      <style:paragraph-properties fo:margin-top="0.0835in" fo:margin-bottom="0.0835in" fo:break-before="page"/>
    </style:style>
    <style:style style:name="P11" style:family="paragraph" style:parent-style-name="Paragraph">
      <style:paragraph-properties fo:margin-left="0in" fo:margin-right="0in" fo:text-align="center" style:justify-single-word="false" fo:text-indent="0in" style:auto-text-indent="false"/>
      <style:text-properties fo:font-weight="bold" style:font-weight-asian="bold" style:font-weight-complex="bold"/>
    </style:style>
    <style:style style:name="P12" style:family="paragraph" style:parent-style-name="Paragraph">
      <style:paragraph-properties fo:margin-left="0in" fo:margin-right="0in" fo:text-align="center" style:justify-single-word="false" fo:text-indent="0in" style:auto-text-indent="false"/>
    </style:style>
    <style:style style:name="P13" style:family="paragraph" style:parent-style-name="Paragraph">
      <style:paragraph-properties fo:margin-left="0in" fo:margin-right="0in" fo:text-align="center" style:justify-single-word="false" fo:text-indent="0in" style:auto-text-indent="false"/>
      <style:text-properties fo:font-size="11pt" style:font-size-asian="11pt" style:font-size-complex="11pt"/>
    </style:style>
    <style:style style:name="P14" style:family="paragraph" style:parent-style-name="heading_20_4" style:list-style-name="RTF_5f_Num_20_4">
      <style:paragraph-properties fo:margin-left="0in" fo:margin-right="0in" fo:margin-top="0.1201in" fo:margin-bottom="0in" fo:text-indent="0in" style:auto-text-indent="false" fo:background-color="transparent" style:shadow="none">
        <style:tab-stops/>
        <style:background-image/>
      </style:paragraph-properties>
    </style:style>
    <style:style style:name="P15" style:family="paragraph" style:parent-style-name="List_20_Bullet" style:list-style-name="RTF_5f_Num_20_5">
      <style:paragraph-properties fo:margin-left="0in" fo:margin-right="0in" fo:text-indent="0in" style:auto-text-indent="false">
        <style:tab-stops/>
      </style:paragraph-properties>
      <style:text-properties style:font-name="Courier New" fo:font-size="10pt" style:font-name-asian="Courier New" style:font-size-asian="10pt" style:font-name-complex="Courier New" style:font-size-complex="10pt"/>
    </style:style>
    <style:style style:name="P16" style:family="paragraph" style:parent-style-name="ParaIndent">
      <style:paragraph-properties fo:margin-left="0.75in" fo:margin-right="0in" fo:margin-top="0.0835in" fo:margin-bottom="0.0835in" fo:text-indent="0in" style:auto-text-indent="false"/>
      <style:text-properties fo:font-size="16pt" style:font-size-asian="16pt" style:font-size-complex="16pt"/>
    </style:style>
    <style:style style:name="P17" style:family="paragraph" style:parent-style-name="List_20_Bullet_20_Indent" style:list-style-name="RTF_5f_Num_20_3">
      <style:paragraph-properties fo:margin-left="0in" fo:margin-right="0in" fo:text-indent="0in" style:auto-text-indent="false">
        <style:tab-stops/>
      </style:paragraph-properties>
    </style:style>
    <style:style style:name="P18" style:family="paragraph" style:parent-style-name="ParaIndent" style:list-style-name="RTF_5f_Num_20_5">
      <style:paragraph-properties fo:margin-left="0in" fo:margin-right="0in" fo:text-indent="0in" style:auto-text-indent="false">
        <style:tab-stops/>
      </style:paragraph-properties>
    </style:style>
    <style:style style:name="P19" style:family="paragraph" style:parent-style-name="heading_20_1">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20" style:family="paragraph" style:parent-style-name="Standard">
      <style:paragraph-properties fo:margin-left="1in" fo:margin-right="0in" fo:text-indent="-1in" style:auto-text-indent="false">
        <style:tab-stops/>
      </style:paragraph-properties>
    </style:style>
    <style:style style:name="P21"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22"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Courier New" style:font-name-asian="Courier New" style:font-name-complex="Courier New"/>
    </style:style>
    <style:style style:name="T3" style:family="text">
      <style:text-properties fo:color="#0000ff"/>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T6" style:family="text">
      <style:text-properties fo:color="#800000" fo:font-style="italic" style:font-style-asian="italic" style:font-style-complex="italic"/>
    </style:style>
    <style:style style:name="T7" style:family="text">
      <style:text-properties style:text-position="25% 100%"/>
    </style:style>
    <style:style style:name="T8" style:family="text">
      <style:text-properties style:font-name="Arial Unicode M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TextSource" text:name="SUBJECT"/>
        <text:user-field-decl office:value-type="string" office:string-value="V2 TextSource Interface.rtf" text:name="FILENAME"/>
      </text:user-field-decls>
      <text:h text:style-name="P1" text:outline-level="1" text:is-list-header="true"><text:user-field-get text:name="TITLE">Graphite API Version 2</text:user-field-get></text:h>
      <text:h text:style-name="P2" text:outline-level="1" text:is-list-header="true"><text:user-field-get text:name="SUBJECT">TextSource</text:user-field-get></text:h>
      <text:h text:style-name="Subtitle" text:outline-level="2" text:is-list-header="true"><text:user-field-get text:name="AUTHOR">Sharon Correll</text:user-field-get></text:h>
      <text:h text:style-name="Subtitle" text:outline-level="2" text:is-list-header="true">Version 1.3</text:h>
      <text:h text:style-name="P3" text:outline-level="2" text:is-list-header="true">Copyright © 2005-2007 by SIL International</text:h>
      <text:p text:style-name="Paragraph">This paper describes the aspects of the Graphite API for version 2 of the Graphite open-source package, specifically those parts that relate to the representation of text for rendering.</text:p>
      <text:list text:style-name="RTF_5f_Num_20_4">
        <text:list-item>
          <text:p text:style-name="P4">Overview</text:p>
        </text:list-item>
      </text:list>
      <text:p text:style-name="Paragraph">The TextSource object represents the text to be rendered in a form that is accessible to the Graphite engine. This information includes both the characters to be rendered and the character properties. It is passed as an argument to the Segment constructor method and a copy or pointer to the TextSource is stored in the segment.</text:p>
      <text:list text:style-name="RTF_5f_Num_20_4" text:continue-numbering="true">
        <text:list-item>
          <text:list text:continue-numbering="true">
            <text:list-item>
              <text:p text:style-name="P5">Changes from version 1.0 interface</text:p>
            </text:list-item>
          </text:list>
        </text:list-item>
      </text:list>
      <text:p text:style-name="Paragraph">The changes are of three types:</text:p>
      <text:list text:style-name="RTF_5f_Num_20_5">
        <text:list-item>
          <text:p text:style-name="P6">Add accessor methods to read the basic properties.</text:p>
        </text:list-item>
        <text:list-item>
          <text:p text:style-name="P6">Non-basic properties needed only by SegmentPainter will be accessed by subclasses of TextSource.</text:p>
        </text:list-item>
        <text:list-item>
          <text:p text:style-name="P6">Irrelevant properties will handled directly by the client application, if at all.</text:p>
        </text:list-item>
      </text:list>
      <text:p text:style-name="Paragraph">These changes will allow the LgCharRenderProps struct to be removed from the Graphite system.</text:p>
      <text:list text:style-name="RTF_5f_Num_20_4" text:continue-numbering="true">
        <text:list-item>
          <text:list text:continue-numbering="true">
            <text:list-item>
              <text:p text:style-name="P5">Thread safety issues</text:p>
            </text:list-item>
          </text:list>
        </text:list-item>
      </text:list>
      <text:p text:style-name="Paragraph">None known; the Graphite engine does not modify the text-source object in any way.</text:p>
      <text:list text:style-name="RTF_5f_Num_20_4" text:continue-numbering="true">
        <text:list-item>
          <text:p text:style-name="P4">Considerations</text:p>
          <text:list>
            <text:list-item>
              <text:p text:style-name="P5">UTF encoding forms</text:p>
            </text:list-item>
          </text:list>
        </text:list-item>
      </text:list>
      <text:p text:style-name="Paragraph">The ITextSource interface is defined to allow clients to provide data in any one of the defined Unicode encoding forms—UTF-8, UTF-16, or UTF-32. Graphite internally converts these forms to UTF-32 before beginning its processing. The text-source must implement a method that indicates which encoding form it is using, and all character indices (<text:span text:style-name="T1">toffset</text:span> values) in the ITextSource and Segment interfaces are defined to be in terms of this encoding form.</text:p>
      <text:p text:style-name="Paragraph">For example, suppose you have a UTF-8-based text-source that consists of the following data:</text:p>
      <text:p text:style-name="Paragraph">UTF-8:<text:span text:style-name="T2"> <text:s text:c="3"/>61 <text:s text:c="4"/>c9 99 <text:s text:c="2"/>e2 8c ba <text:s/>e2 89 b4 <text:s text:c="4"/>62</text:span></text:p>
      <text:p text:style-name="Paragraph">Unicode:<text:span text:style-name="T2"> U+0061 <text:s/>U+0259 <text:s text:c="3"/>U+233a <text:s text:c="3"/>U+2274 <text:s text:c="3"/>U+0062</text:span></text:p>
      <text:p text:style-name="ParaContd">A segment that represents the first three Unicode characters is considered to be of length 6 (i.e., it includes “characters” 61 c9 99 e2 8c ba), and the glyph that is used to render U+0259 will indicate that it maps to characters 1–2 (c9 99).</text:p>
      <text:p text:style-name="Paragraph">Similarly, if the data is represented in UTF-16 but contains all supplementary plane characters, a segment containing “characters” 0 – 9 actually represents five 32-bit Unicode characters. A glyph that maps to characters 2 – 5 actually corresponds to supplementary characters 1 – 2.</text:p>
      <text:list text:style-name="RTF_5f_Num_20_4" text:continue-numbering="true">
        <text:list-item>
          <text:list text:continue-numbering="true">
            <text:list-item>
              <text:p text:style-name="P5">Character properties</text:p>
              <text:list>
                <text:list-item>
                  <text:h text:style-name="P7" text:outline-level="3">Basic properties</text:h>
                </text:list-item>
              </text:list>
            </text:list-item>
          </text:list>
        </text:list-item>
      </text:list>
      <text:p text:style-name="Paragraph">The following properties are fundamental to the operation of Graphite. There are accessor methods on ITextSource to read them:</text:p>
      <text:list text:style-name="RTF_5f_Num_20_5">
        <text:list-item text:start-value="1">
          <text:p text:style-name="P6">font features</text:p>
        </text:list-item>
        <text:list-item>
          <text:p text:style-name="P6">right-to-left (boolean)</text:p>
        </text:list-item>
        <text:list-item>
          <text:p text:style-name="P6">direction depth (unsigned int)</text:p>
        </text:list-item>
        <text:list-item>
          <text:p text:style-name="P6">vertical offset (float) – in points</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Properties that are redundant with font parameters</text:h>
                    </text:list-item>
                  </text:list>
                </text:list-item>
              </text:list>
            </text:list-item>
          </text:list>
        </text:list-item>
      </text:list>
      <text:p text:style-name="Paragraph">The following properties, while quite fundamental aspects of <text:s/>text data, can be read from the font object. Therefore they are not required as part of the ITextSource interface.</text:p>
      <text:list text:style-name="RTF_5f_Num_20_5">
        <text:list-item text:start-value="1">
          <text:p text:style-name="P6">face name</text:p>
        </text:list-item>
        <text:list-item>
          <text:p text:style-name="P6">font size</text:p>
        </text:list-item>
        <text:list-item>
          <text:p text:style-name="P6">bold</text:p>
        </text:list-item>
        <text:list-item>
          <text:p text:style-name="P6">italic</text:p>
        </text:list-item>
      </text:list>
      <text:list text:style-name="RTF_5f_Num_20_4" text:continue-numbering="true">
        <text:list-item>
          <text:list text:continue-numbering="true">
            <text:list-item>
              <text:list text:continue-numbering="true">
                <text:list-item>
                  <text:list text:continue-numbering="true">
                    <text:list-item>
                      <text:h text:style-name="P8" text:outline-level="4">Vertical offset</text:h>
                    </text:list-item>
                  </text:list>
                </text:list-item>
              </text:list>
            </text:list-item>
          </text:list>
        </text:list-item>
      </text:list>
      <text:p text:style-name="Paragraph">Vertical offset could in theory be implemented solely by the client—by creating a separate segment for vertically offset text and adjusting the position of the segment itself. However, it is quite convenient for Graphite to handle this behavior simply by adjusting the final position of the glyphs themselves, so this property will be retained as part of Graphite’s basic interface.</text:p>
      <text:p text:style-name="Paragraph">Currently a change in vertical offset value requires a separate segment, but there is no reason why this needs to be the case. Some enriching of the engine behavior would allow Graphite to simply treat vertical offset as an increment to be applied to any given glyph, or any range of glyphs.</text:p>
      <text:list text:style-name="RTF_5f_Num_20_4" text:continue-numbering="true">
        <text:list-item>
          <text:list text:continue-numbering="true">
            <text:list-item>
              <text:list text:continue-numbering="true">
                <text:list-item>
                  <text:h text:style-name="P7" text:outline-level="3">Non-basic properties</text:h>
                </text:list-item>
              </text:list>
            </text:list-item>
          </text:list>
        </text:list-item>
      </text:list>
      <text:p text:style-name="ParaIndent">The following properties are used only by the segment drawing routines:</text:p>
      <text:list text:style-name="RTF_5f_Num_20_5">
        <text:list-item text:start-value="1">
          <text:p text:style-name="P6">foreground color</text:p>
        </text:list-item>
        <text:list-item>
          <text:p text:style-name="P6">background color</text:p>
        </text:list-item>
        <text:list-item>
          <text:p text:style-name="P6">underline color</text:p>
        </text:list-item>
        <text:list-item>
          <text:p text:style-name="P6">underline style</text:p>
        </text:list-item>
      </text:list>
      <text:p text:style-name="ParaContd">For any SegmentPainter that wants to handle these or other properties, there will be a corresponding subclass of ITextSource that will implement the necessary access methods. For instance, we anticipate an FwSegmentPainter (implemented by FieldWorks) that can handle foreground and background colors, and FwGrTxtSrc will provide methods to read these properties. On the other hand, underlining is handled by the FW graphics system, so neither FwGrTxtSrc nor FwSegmentPainter will need to deal with them.</text:p>
      <text:list text:style-name="RTF_5f_Num_20_4" text:continue-numbering="true">
        <text:list-item>
          <text:list text:continue-numbering="true">
            <text:list-item>
              <text:list text:continue-numbering="true">
                <text:list-item>
                  <text:h text:style-name="P7" text:outline-level="3">Extended properties</text:h>
                </text:list-item>
              </text:list>
            </text:list-item>
          </text:list>
        </text:list-item>
      </text:list>
      <text:p text:style-name="Paragraph">There are a number of other text properties that some applications will want to support, such as shadow, outline, embossing, engraving, and condensed or expanded text. Support of these properties can be provided by:</text:p>
      <text:list text:style-name="RTF_5f_Num_20_5">
        <text:list-item text:start-value="1">
          <text:p text:style-name="P6">subclassing ITextSource to provide the additional accessor methods, and</text:p>
        </text:list-item>
        <text:list-item>
          <text:p text:style-name="P6">subclassing SegmentPainter to provide corresponding extensions.</text:p>
        </text:list-item>
      </text:list>
      <text:p text:style-name="Paragraph">One of the key issues for each property is whether or not it affects the actual layout of the glyphs, and therefore a change in the value of the property requires a break in the segment. For instance, underlining, strikethrough, color and background color do not affect the layout, but bold, italic, size, shadow, and outline do. Condensed and expanded text do affect layout, but they can be implemented by means of a Graphite feature without requiring a segment break.</text:p>
      <text:p text:style-name="Paragraph">In certain modes of operation, the Graphite engine itself must consider the properties of two adjacent runs and decide whether or not a segment break is required. But the engine doesn’t know which properties to consider, and it doesn’t have access to a segment painter at the time the segment is created.</text:p>
      <text:p text:style-name="Paragraph">This problem can be solved using the following method on TextSource:</text:p>
      <text:p text:style-name="CCode"/>
      <text:p text:style-name="CCode">bool sameSegment(int firstRunChar, int secondRunChar)</text:p>
      <text:p text:style-name="P9">The method compares the properties for the two characters and returns true if the runs can use the same segment. As a summary:</text:p>
      <text:p text:style-name="P10"/>
      <table:table table:name="Table1" table:style-name="Table1">
        <table:table-column table:style-name="Table1.A" table:number-columns-repeated="2"/>
        <table:table-row table:style-name="Table1.1">
          <table:table-cell table:style-name="Table1.A1" office:value-type="string">
            <text:p text:style-name="P11">Properties requiring<text:line-break/>a separate segment</text:p>
          </table:table-cell>
          <table:table-cell table:style-name="Table1.B1" office:value-type="string">
            <text:p text:style-name="P11">Properties NOT requiring<text:line-break/>a separate segment</text:p>
          </table:table-cell>
        </table:table-row>
        <table:table-row table:style-name="Table1.1">
          <table:table-cell table:style-name="Table1.A2" office:value-type="string">
            <text:p text:style-name="P12">face name</text:p>
          </table:table-cell>
          <table:table-cell table:style-name="Table1.B2" office:value-type="string">
            <text:p text:style-name="P13">underline style</text:p>
          </table:table-cell>
        </table:table-row>
        <table:table-row table:style-name="Table1.1">
          <table:table-cell table:style-name="Table1.A2" office:value-type="string">
            <text:p text:style-name="P12">font size</text:p>
          </table:table-cell>
          <table:table-cell table:style-name="Table1.B2" office:value-type="string">
            <text:p text:style-name="P12">underline color</text:p>
          </table:table-cell>
        </table:table-row>
        <table:table-row table:style-name="Table1.1">
          <table:table-cell table:style-name="Table1.A2" office:value-type="string">
            <text:p text:style-name="P12">bold</text:p>
          </table:table-cell>
          <table:table-cell table:style-name="Table1.B2" office:value-type="string">
            <text:p text:style-name="P12">strikethrough</text:p>
          </table:table-cell>
        </table:table-row>
        <table:table-row table:style-name="Table1.1">
          <table:table-cell table:style-name="Table1.A2" office:value-type="string">
            <text:p text:style-name="P12">italic</text:p>
          </table:table-cell>
          <table:table-cell table:style-name="Table1.B2" office:value-type="string">
            <text:p text:style-name="P12">foreground color</text:p>
          </table:table-cell>
        </table:table-row>
        <table:table-row table:style-name="Table1.1">
          <table:table-cell table:style-name="Table1.A2" office:value-type="string">
            <text:p text:style-name="P12">direction</text:p>
          </table:table-cell>
          <table:table-cell table:style-name="Table1.B2" office:value-type="string">
            <text:p text:style-name="P12">background color</text:p>
          </table:table-cell>
        </table:table-row>
        <table:table-row table:style-name="Table1.1">
          <table:table-cell table:style-name="Table1.A2" office:value-type="string">
            <text:p text:style-name="P12">shadow</text:p>
          </table:table-cell>
          <table:table-cell table:style-name="Table1.B2" office:value-type="string">
            <text:p text:style-name="P12">compressed</text:p>
          </table:table-cell>
        </table:table-row>
        <table:table-row table:style-name="Table1.1">
          <table:table-cell table:style-name="Table1.A2" office:value-type="string">
            <text:p text:style-name="P12">outline</text:p>
          </table:table-cell>
          <table:table-cell table:style-name="Table1.B2" office:value-type="string">
            <text:p text:style-name="P12">expanded</text:p>
          </table:table-cell>
        </table:table-row>
        <table:table-row table:style-name="Table1.1">
          <table:table-cell table:style-name="Table1.A2" office:value-type="string">
            <text:p text:style-name="P12">embossed</text:p>
          </table:table-cell>
          <table:table-cell table:style-name="Table1.B2" office:value-type="string">
            <text:p text:style-name="P12">font features</text:p>
          </table:table-cell>
        </table:table-row>
        <table:table-row table:style-name="Table1.1">
          <table:table-cell table:style-name="Table1.A2" office:value-type="string">
            <text:p text:style-name="P12">engraved</text:p>
          </table:table-cell>
          <table:table-cell table:style-name="Table1.B2" office:value-type="string">
            <text:p text:style-name="P12">vertical offset</text:p>
          </table:table-cell>
        </table:table-row>
        <table:table-row table:style-name="Table1.1">
          <table:table-cell table:style-name="Table1.A2" office:value-type="string">
            <text:p text:style-name="P12">superscript</text:p>
          </table:table-cell>
          <table:table-cell table:style-name="Table1.B2" office:value-type="string">
            <text:p text:style-name="P12"/>
          </table:table-cell>
        </table:table-row>
      </table:table>
      <text:list text:style-name="RTF_5f_Num_20_4" text:continue-numbering="true">
        <text:list-item>
          <text:list text:continue-numbering="true">
            <text:list-item>
              <text:list text:continue-numbering="true">
                <text:list-item>
                  <text:list text:continue-numbering="true">
                    <text:list-item>
                      <text:h text:style-name="P14" text:outline-level="4">Superscripts and subscripts</text:h>
                    </text:list-item>
                  </text:list>
                </text:list-item>
              </text:list>
            </text:list-item>
          </text:list>
        </text:list-item>
      </text:list>
      <text:p text:style-name="Paragraph">Superscripting is equivalent to a font size change plus a change in vertical offset. This can be handled by the text-source object by adjusting the size and offset values that are returned to Graphite.</text:p>
      <text:list text:style-name="RTF_5f_Num_20_4" text:continue-numbering="true">
        <text:list-item>
          <text:list text:continue-numbering="true">
            <text:list-item>
              <text:p text:style-name="P5">Font features</text:p>
            </text:list-item>
          </text:list>
        </text:list-item>
      </text:list>
      <text:p text:style-name="Paragraph">The following method allows Graphite access to the features and corresponding values in the text:</text:p>
      <text:list text:style-name="RTF_5f_Num_20_5">
        <text:list-item text:start-value="1">
          <text:p text:style-name="P15">size_t getFontFeatures(toffset char, FeatureSetting settings[64])</text:p>
        </text:list-item>
      </text:list>
      <text:p text:style-name="ParaContd">The features are not required or expected to be in any particular order.</text:p>
      <text:p text:style-name="Paragraph">[V1 note: the previous API <text:s/>returned a string containing the feature IDs and values that Graphite would then parse.]</text:p>
      <text:list text:style-name="RTF_5f_Num_20_4" text:continue-numbering="true">
        <text:list-item>
          <text:p text:style-name="P4">ITextSource API</text:p>
        </text:list-item>
      </text:list>
      <text:p text:style-name="FunctionHdr">UtfFormat <text:span text:style-name="T3">utfEncodingForm</text:span>()</text:p>
      <text:p text:style-name="ParaIndent">Returns an indicator of the Unicode Transformational Format that is being used by the text. Possible values are: kutf8, kutf16, kutf32.</text:p>
      <text:p text:style-name="FunctionHdr">size_t <text:span text:style-name="T3">fetch</text:span>(toffset startChar, size_t n, utf32 * buffer)</text:p>
      <text:p text:style-name="ParaIndent">Fills in a buffer with a range of n 32-bit characters starting at the given location, or up to the end of the string, whichever comes first. Assumes the buffer is large enough (Graphite will call <text:span text:style-name="T4">getLength</text:span> to determine the length needed). Returns the number of characters found.</text:p>
      <text:p text:style-name="ParaIndent">Should only be called if the<text:span text:style-name="T1"> utfFormat </text:span>method returns kutf32. Otherwise it is appropriate for this method to throw an exception.</text:p>
      <text:p text:style-name="FunctionHdr">size_t <text:span text:style-name="T3">fetch</text:span>(toffset startChar, size_t n, utf16 * buffer)</text:p>
      <text:p text:style-name="ParaIndent">Fills in a buffer with a range of n 16-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16. Otherwise it is appropriate for this method to throw an exception.</text:p>
      <text:p text:style-name="FunctionHdr">size_t <text:span text:style-name="T3">fetch</text:span>(toffset startChar, size_t n, utf8 * buffer)</text:p>
      <text:p text:style-name="ParaIndent">Fills in a buffer with a range of n 8-bit characters starting at the given location, or up to the end of the string, whichever comes first. Assumes the buffer is large enough. Returns the number of characters found.</text:p>
      <text:p text:style-name="ParaIndent">Should only be called if the<text:span text:style-name="T1"> utfFormat </text:span>method returns kutf8. Otherwise it is appropriate for this method to throw an exception.</text:p>
      <text:p text:style-name="FunctionHdr">size_t <text:span text:style-name="T3">getLength</text:span>()</text:p>
      <text:p text:style-name="ParaIndent">Returns the total number of characters (i.e., code units) in the text source (where the code unit type is indicated by<text:span text:style-name="T1"> utfFormat</text:span>).</text:p>
      <text:p text:style-name="FunctionHdr">pair&lt; toffset, toffset &gt; <text:span text:style-name="T3">propertyRange</text:span>(toffset charIndex)</text:p>
      <text:p text:style-name="ParaIndent">Returns a pair of iterators indicating the range of characters that are contiguous to the given character and have exactly the same properties.</text:p>
      <text:p text:style-name="ParaIndent">For example, for the text:</text:p>
      <text:p text:style-name="P16"><text:span text:style-name="T5">The</text:span> <text:span text:style-name="T5">quick </text:span><text:span text:style-name="T6">brown</text:span><text:span text:style-name="T5"> fox</text:span> jumps <text:span text:style-name="T7">over</text:span> the lazy dog<text:span text:style-name="T8">.</text:span></text:p>
      <text:p text:style-name="ParaIndent">the output of this method is as follows:</text:p>
      <text:list text:style-name="RTF_5f_Num_20_3">
        <text:list-item>
          <text:p text:style-name="P17"><text:span text:style-name="T1">propertyRange(0)</text:span> returns &lt;0, 10&gt; (“The quick ”)</text:p>
        </text:list-item>
        <text:list-item>
          <text:p text:style-name="P17"><text:span text:style-name="T1">propertyRange(1)</text:span> returns &lt;0, 10&gt; (“The quick ”)</text:p>
        </text:list-item>
        <text:list-item>
          <text:p text:style-name="P17"><text:span text:style-name="T1">propertyRange(10)</text:span> returns &lt;10, 15&gt; (“brown”)</text:p>
        </text:list-item>
        <text:list-item>
          <text:p text:style-name="P17"><text:span text:style-name="T1">propertyRange(18)</text:span> returns &lt;15, 19&gt; (“ fox”)</text:p>
        </text:list-item>
        <text:list-item>
          <text:p text:style-name="P17"><text:span text:style-name="T1">propertyRange(19)</text:span> returns &lt;19, 26&gt; (“ jumps ”)</text:p>
        </text:list-item>
        <text:list-item>
          <text:p text:style-name="P17"><text:span text:style-name="T1">propertyRange(26)</text:span> returns &lt;26, 30&gt;(“over”)</text:p>
        </text:list-item>
        <text:list-item>
          <text:p text:style-name="P17"><text:span text:style-name="T1">propertyRange(35)</text:span> returns &lt;30, 44&gt; (“ the lazy dog.”)</text:p>
        </text:list-item>
      </text:list>
      <text:p text:style-name="ParaIndent">This method is used to allow Graphite to be aware of locations in the text where it may be necessary to break the segment. The <text:span text:style-name="T1">sameSegment</text:span> method is used to determine whether the differences between the two ranges are such as would require separate segments.</text:p>
      <text:p text:style-name="FunctionHdr">bool<text:span text:style-name="T3"> sameSegment</text:span>(toffset firstChar, toffset secondChar)</text:p>
      <text:p text:style-name="ParaIndent">Returns true if the properties of the two characters are such that they could be rendered within the same segment. See the chart in section 1.2.1.</text:p>
      <text:p text:style-name="FunctionHdr">bool <text:span text:style-name="T3">getRightToLeft</text:span>(toffset charIndex)</text:p>
      <text:p text:style-name="ParaIndent">Returns true if the given character is part of a right-to-left writing system.</text:p>
      <text:p text:style-name="ParaIndent">If Graphite is to be responsible for script-internal bidirectional reordering (as needed for scripts like Arabic and Hebrew), all characters that are part of these writing systems should answer true for this method. (If, on the other hand, this method returns false for Arabic numbers, these characters will have to be rendered as part of a separate segment and then the application is responsible for any segment <text:s/>reordering that may be needed.)</text:p>
      <text:p text:style-name="FunctionHdr">unsigned int<text:span text:style-name="T3"> getDirectionDepth</text:span>(toffset charIndex)</text:p>
      <text:p text:style-name="ParaIndent">Returns the embedding depth of the range of text the character is part of, as defined by the Unicode Bidirectional algorithm (i.e., an even number for left-to-right text and an odd number for right-to-left). If the application does not support nested levels of embedded text, it is appropriate to return 1 for any characters for which <text:span text:style-name="T1">getRightToLeft</text:span> returns true, and 0 otherwise.</text:p>
      <text:p text:style-name="ParaIndent">If Graphite is to be responsible for bidirectional reordering (as needed for scripts like Arabic and Hebrew), all characters that are part of these writing systems should answer the same value (e.g., 1); that is, it is not necessary to treat left-to-right digits specially.</text:p>
      <text:p text:style-name="FunctionHdr">float <text:span text:style-name="T3">getVerticalOffset</text:span>(toffset charIndex)</text:p>
      <text:p text:style-name="ParaIndent">Returns the vertical offset (in points) for the given character.</text:p>
      <text:p text:style-name="FunctionHdr">isocode <text:span text:style-name="T3">getLanguage</text:span>(toffset charIndex)</text:p>
      <text:p text:style-name="ParaIndent">Returns the ISO-639-3 language code, which may be a maximum of 4 ASCII characters. The <text:span text:style-name="T1">isocode</text:span> return value is a struct containing a 4-character array. This language code is used by some fonts to set the value of certain features. </text:p>
      <text:p text:style-name="ParaIndent">The language code should be left-aligned in the array with empty bytes padded with zero. For instance, the code “en” would be represented by the 4-character array [101, 110, 0, 0]. If the application does not know the language, it is appropriate to return an empty string (4 zero characters).</text:p>
      <text:p text:style-name="FunctionHdr">size_t <text:span text:style-name="T3">getFontFeatures</text:span>(toffset charIndex, FeatureSetting properties[64])</text:p>
      <text:p text:style-name="ParaIndent">Fills in the given array with the feature settings for the given character. Returns the number of features. Note that 64 is the maximum number of features that can be defined for a font.</text:p>
      <text:list text:style-name="RTF_5f_Num_20_4" text:continue-numbering="true">
        <text:list-item>
          <text:list text:continue-numbering="true">
            <text:list-item>
              <text:list text:continue-numbering="true">
                <text:list-item>
                  <text:h text:style-name="P7" text:outline-level="3">FeatureSetting</text:h>
                </text:list-item>
              </text:list>
            </text:list-item>
          </text:list>
        </text:list-item>
      </text:list>
      <text:p text:style-name="Paragraph">The FeatureSetting class has two fields:</text:p>
      <text:list text:style-name="RTF_5f_Num_20_5">
        <text:list-item text:start-value="1">
          <text:p text:style-name="P6">id – type is <text:span text:style-name="T1">featid</text:span> which is an unsigned 32-bit integer.</text:p>
        </text:list-item>
        <text:list-item>
          <text:p text:style-name="P6">value – type is a signed <text:span text:style-name="T1">int</text:span>.</text:p>
        </text:list-item>
      </text:list>
      <text:p text:style-name="Standard"/>
      <text:list text:style-name="RTF_5f_Num_20_4" text:continue-numbering="true">
        <text:list-item>
          <text:p text:style-name="P4">IColorTextSource API</text:p>
        </text:list-item>
      </text:list>
      <text:p text:style-name="Paragraph">Applications that want to support color should provide an implementation of <text:s/>IColorTextSource that includes the method below to access the colors. (The application also needs to use a version of SegmentPainter that is capable of drawing color.)</text:p>
      <text:p text:style-name="FunctionHdr">void <text:span text:style-name="T3">getColors</text:span>(toffset ich, int * pclrFore, int * pclrBack)</text:p>
      <text:list text:style-name="RTF_5f_Num_20_5">
        <text:list-item>
          <text:p text:style-name="P18">Returns an indication of the foreground and background colors.</text:p>
        </text:list-item>
      </text:list>
      <text:p text:style-name="P19">Version History</text:p>
      <text:p text:style-name="P20">1.1—31-Jan-2006: added getLanguage method and isocode.</text:p>
      <text:p text:style-name="P20">1.2—21 Mar 2007: enhanced description of getRightToLeft and getDirectionDepth.</text:p>
      <text:p text:style-name="P20">1.3—8 Feb 2008: Added IColorTextSource.</text:p>
      <text:list text:style-name="RTF_5f_Num_20_4" text:continue-numbering="true">
        <text:list-item>
          <text:p text:style-name="P21">File Name</text:p>
        </text:list-item>
      </text:list>
      <text:p text:style-name="P22"><text:user-field-get text:name="FILENAME">V2 TextSource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2</text:page-number> of <text:page-count style:num-format="1">7</text:page-count></text:p>
        <text:p text:style-name="footer"><text:span text:style-name="T2"><text:user-field-get text:name="AUTHOR">Sharon Correll</text:user-field-get></text:span><text:span text:style-name="T2">, </text:span><text:span text:style-name="T2"><text:date style:data-style-name="N106" text:date-value="2008-02-08T10:59:55.99">08-Feb-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39:18</meta:creation-date>
    <dc:date>2008-02-08T10:59:55</dc:date>
    <dc:language>en-US</dc:language>
    <meta:editing-cycles>12</meta:editing-cycles>
    <meta:editing-duration>PT17H52M31S</meta:editing-duration>
    <meta:user-defined meta:name="Info 1"/>
    <meta:user-defined meta:name="Info 2"/>
    <meta:user-defined meta:name="Info 3"/>
    <meta:user-defined meta:name="Info 4"/>
    <meta:document-statistic meta:table-count="1" meta:image-count="0" meta:object-count="0" meta:page-count="7" meta:paragraph-count="142" meta:word-count="1949" meta:character-count="11991"/>
  </office:meta>
</office:document-meta>
</file>